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E</mi>
              <mtext>kin</mtext>
            </msub>
            <mrow>
              <mspace width="2em"/>
              <mo stretchy="false">=</mo>
              <mspace width="2em"/>
            </mrow>
            <mn>0</mn>
            <mrow>
              <mspace width="2em"/>
              <mo stretchy="false">+</mo>
              <mspace width="2em"/>
            </mrow>
            <mi>W</mi>
            <mrow>
              <mspace width="2em"/>
              <mo stretchy="false">=</mo>
              <mspace width="2em"/>
            </mrow>
            <mi>W</mi>
          </mrow>
        </mtd>
      </mtr>
      <mtr>
        <mtd>
          <mrow>
            <mrow>
              <mspace width="2em"/>
              <mo stretchy="false">=</mo>
              <mspace width="2em"/>
            </mrow>
            <mstyle color="blue">
              <mi>F</mi>
            </mstyle>
            <mrow>
              <mspace width="2em"/>
              <mo stretchy="false">⋅</mo>
              <mspace width="2em"/>
            </mrow>
            <mstyle color="red">
              <mi>s</mi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i>a</mi>
              </mrow>
            </mstyle>
            <mrow>
              <mspace width="2em"/>
              <mo stretchy="false">⋅</mo>
              <mspace width="2em"/>
            </mrow>
            <mstyle color="red">
              <mrow>
                <mover accent="true">
                  <mi>v</mi>
                  <mo stretchy="false">¯</mo>
                </mover>
                <mspace width="0.5em"/>
                <mi>t</mi>
              </mrow>
            </mstyle>
            <mrow>
              <mspace width="2em"/>
              <mo stretchy="false">=</mo>
              <mspace width="2em"/>
            </mrow>
            <mstyle color="blue">
              <mrow>
                <mi>m</mi>
                <mspace width="0.5em"/>
                <mfrac>
                  <mi>v</mi>
                  <mi>t</mi>
                </mfrac>
              </mrow>
            </mstyle>
            <mrow>
              <mspace width="2em"/>
              <mo stretchy="false">⋅</mo>
              <mspace width="2em"/>
            </mrow>
            <mstyle color="red">
              <mrow>
                <mfrac>
                  <mn>1</mn>
                  <mn>2</mn>
                </mfrac>
                <mspace width="0.5em"/>
                <mi>v</mi>
                <mspace width="0.5em"/>
                <mi>t</mi>
              </mrow>
            </mstyle>
          </mrow>
        </mtd>
      </mtr>
      <mtr>
        <mtd>
          <mrow>
            <mrow>
              <mspace width="2em"/>
              <mo stretchy="false">=</mo>
              <mspace width="2em"/>
            </mrow>
            <mfrac>
              <mn>1</mn>
              <mn>2</mn>
            </mfrac>
            <mi>m</mi>
            <msup>
              <mi>v</mi>
              <mn>2</mn>
            </msup>
          </mrow>
        </mtd>
      </mtr>
    </mtable>
    <annotation encoding="StarMath 5.0">E _"kin" ~=~ 0 ~+~ W ~=~ W newline 
~=~ color blue F ~cdot~ color red s 
~=~ color blue {m ` a} ~cdot~ color red { bar v ` t } 
~=~ color blue {m ` v over t} ~cdot~ color red { 1 over 2 ` v ` t } newline 
~=~ 1 over 2 m v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05:24.514000000</meta:creation-date>
    <meta:generator>LibreOffice/4.3.4.1$Windows_x86 LibreOffice_project/bc356b2f991740509f321d70e4512a6a54c5f243</meta:generator>
  </office:meta>
</office:document-meta>
</file>